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7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8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000000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8" style:family="paragraph">
      <loext:graphic-properties draw:fill="solid" draw:fill-color="#e8e8e8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7" style:family="text">
      <style:text-properties fo:font-size="6pt" fo:font-weight="normal" style:font-size-asian="6pt" style:font-weight-asian="normal" style:font-size-complex="6pt" style:font-weight-complex="normal"/>
    </style:style>
    <style:style style:name="T8" style:family="text">
      <style:text-properties fo:font-size="8pt" fo:font-weight="bold" style:font-size-asian="8pt" style:font-weight-asian="normal" style:font-size-complex="8pt" style:font-weight-complex="normal"/>
    </style:style>
    <style:style style:name="T9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11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12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5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16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5" draw:text-style-name="P6" draw:layer="layout" svg:width="0.043cm" svg:height="0.179cm" svg:x="5.159cm" svg:y="6.542cm" svg:viewBox="0 0 44 180" draw:points="0,180 44,180 44,0 0,0">
          <text:p/>
        </draw:polygon>
        <draw:polygon draw:style-name="gr5" draw:text-style-name="P6" draw:layer="layout" svg:width="0.043cm" svg:height="0.179cm" svg:x="5.203cm" svg:y="6.317cm" svg:viewBox="0 0 44 180" draw:points="0,180 44,180 44,0 0,0">
          <text:p/>
        </draw:polygon>
        <draw:polygon draw:style-name="gr5" draw:text-style-name="P6" draw:layer="layout" svg:width="0.028cm" svg:height="0.179cm" svg:x="5.247cm" svg:y="6.092cm" svg:viewBox="0 0 29 180" draw:points="0,180 29,180 29,0 0,0">
          <text:p/>
        </draw:polygon>
        <draw:polygon draw:style-name="gr5" draw:text-style-name="P6" draw:layer="layout" svg:width="2.634cm" svg:height="0.179cm" svg:x="5.276cm" svg:y="5.867cm" svg:viewBox="0 0 2635 180" draw:points="0,180 2635,180 2635,0 0,0">
          <text:p/>
        </draw:polygon>
        <draw:polygon draw:style-name="gr5" draw:text-style-name="P6" draw:layer="layout" svg:width="0.011cm" svg:height="0.179cm" svg:x="7.911cm" svg:y="5.642cm" svg:viewBox="0 0 12 180" draw:points="0,180 12,180 12,0 0,0">
          <text:p/>
        </draw:polygon>
        <draw:polygon draw:style-name="gr5" draw:text-style-name="P6" draw:layer="layout" svg:width="0.011cm" svg:height="0.179cm" svg:x="7.923cm" svg:y="5.417cm" svg:viewBox="0 0 12 180" draw:points="0,180 12,180 12,0 0,0">
          <text:p/>
        </draw:polygon>
        <draw:polygon draw:style-name="gr5" draw:text-style-name="P6" draw:layer="layout" svg:width="0.007cm" svg:height="0.179cm" svg:x="7.935cm" svg:y="5.192cm" svg:viewBox="0 0 8 180" draw:points="0,180 8,180 8,0 0,0">
          <text:p/>
        </draw:polygon>
        <draw:polygon draw:style-name="gr5" draw:text-style-name="P6" draw:layer="layout" svg:width="0.575cm" svg:height="0.179cm" svg:x="7.943cm" svg:y="4.968cm" svg:viewBox="0 0 576 180" draw:points="0,180 576,180 576,0 0,0">
          <text:p/>
        </draw:polygon>
        <draw:polygon draw:style-name="gr5" draw:text-style-name="P6" draw:layer="layout" svg:width="0.003cm" svg:height="0.179cm" svg:x="8.519cm" svg:y="4.743cm" svg:viewBox="0 0 4 180" draw:points="0,180 4,180 4,0 0,0">
          <text:p/>
        </draw:polygon>
        <draw:polygon draw:style-name="gr5" draw:text-style-name="P6" draw:layer="layout" svg:width="0.002cm" svg:height="0.179cm" svg:x="8.523cm" svg:y="4.518cm" svg:viewBox="0 0 3 180" draw:points="0,180 3,180 3,0 0,0">
          <text:p/>
        </draw:polygon>
        <draw:polygon draw:style-name="gr5" draw:text-style-name="P6" draw:layer="layout" svg:width="0.002cm" svg:height="0.179cm" svg:x="8.526cm" svg:y="4.293cm" svg:viewBox="0 0 3 180" draw:points="0,180 3,180 3,0 0,0">
          <text:p/>
        </draw:polygon>
        <draw:polygon draw:style-name="gr5" draw:text-style-name="P6" draw:layer="layout" svg:width="0cm" svg:height="0.179cm" svg:x="8.529cm" svg:y="4.068cm" svg:viewBox="0 0 0 180" draw:points="0,180 0,180 0,0 0,0">
          <text:p/>
        </draw:polygon>
        <draw:polygon draw:style-name="gr5" draw:text-style-name="P6" draw:layer="layout" svg:width="0.017cm" svg:height="0.179cm" svg:x="8.529cm" svg:y="3.844cm" svg:viewBox="0 0 18 180" draw:points="0,180 18,180 18,0 0,0">
          <text:p/>
        </draw:polygon>
        <draw:polygon draw:style-name="gr5" draw:text-style-name="P6" draw:layer="layout" svg:width="0.008cm" svg:height="0.179cm" svg:x="8.546cm" svg:y="3.619cm" svg:viewBox="0 0 9 180" draw:points="0,180 9,180 9,0 0,0">
          <text:p/>
        </draw:polygon>
        <draw:polygon draw:style-name="gr5" draw:text-style-name="P6" draw:layer="layout" svg:width="0cm" svg:height="0.179cm" svg:x="8.555cm" svg:y="3.394cm" svg:viewBox="0 0 0 180" draw:points="0,180 0,180 0,0 0,0">
          <text:p/>
        </draw:polygon>
        <draw:polygon draw:style-name="gr5" draw:text-style-name="P6" draw:layer="layout" svg:width="0cm" svg:height="0.179cm" svg:x="8.556cm" svg:y="3.169cm" svg:viewBox="0 0 0 180" draw:points="0,180 0,0">
          <text:p/>
        </draw:polygon>
        <draw:line draw:style-name="gr6" draw:text-style-name="P7" draw:layer="layout" svg:x1="5.008cm" svg:y1="7.371cm" svg:x2="5.008cm" svg:y2="2.969cm">
          <text:p/>
        </draw:line>
        <draw:polygon draw:style-name="gr4" draw:text-style-name="P8" draw:layer="layout" svg:width="0cm" svg:height="0.068cm" svg:x="5.008cm" svg:y="7.371cm" svg:viewBox="0 0 0 69" draw:points="0,0 0,69">
          <text:p/>
        </draw:polygon>
        <draw:line draw:style-name="gr7" draw:text-style-name="P7" draw:layer="layout" svg:x1="5.008cm" svg:y1="7.371cm" svg:x2="5.008cm" svg:y2="7.44cm">
          <text:p/>
        </draw:line>
        <draw:line draw:style-name="gr6" draw:text-style-name="P7" draw:layer="layout" svg:x1="6.244cm" svg:y1="7.371cm" svg:x2="6.244cm" svg:y2="2.969cm">
          <text:p/>
        </draw:line>
        <draw:polygon draw:style-name="gr4" draw:text-style-name="P8" draw:layer="layout" svg:width="0cm" svg:height="0.068cm" svg:x="6.244cm" svg:y="7.371cm" svg:viewBox="0 0 0 69" draw:points="0,0 0,69">
          <text:p/>
        </draw:polygon>
        <draw:line draw:style-name="gr7" draw:text-style-name="P7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6" draw:text-style-name="P7" draw:layer="layout" svg:x1="7.48cm" svg:y1="7.371cm" svg:x2="7.48cm" svg:y2="2.969cm">
          <text:p/>
        </draw:line>
        <draw:polygon draw:style-name="gr4" draw:text-style-name="P8" draw:layer="layout" svg:width="0cm" svg:height="0.068cm" svg:x="7.48cm" svg:y="7.371cm" svg:viewBox="0 0 0 69" draw:points="0,0 0,69">
          <text:p/>
        </draw:polygon>
        <draw:line draw:style-name="gr7" draw:text-style-name="P7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6" draw:text-style-name="P7" draw:layer="layout" svg:x1="8.716cm" svg:y1="7.371cm" svg:x2="8.716cm" svg:y2="2.969cm">
          <text:p/>
        </draw:line>
        <draw:polygon draw:style-name="gr4" draw:text-style-name="P8" draw:layer="layout" svg:width="0cm" svg:height="0.068cm" svg:x="8.716cm" svg:y="7.371cm" svg:viewBox="0 0 0 69" draw:points="0,0 0,69">
          <text:p/>
        </draw:polygon>
        <draw:line draw:style-name="gr7" draw:text-style-name="P7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6" draw:text-style-name="P7" draw:layer="layout" svg:x1="9.953cm" svg:y1="7.371cm" svg:x2="9.953cm" svg:y2="2.969cm">
          <text:p/>
        </draw:line>
        <draw:polygon draw:style-name="gr4" draw:text-style-name="P8" draw:layer="layout" svg:width="0cm" svg:height="0.068cm" svg:x="9.953cm" svg:y="7.371cm" svg:viewBox="0 0 0 69" draw:points="0,0 0,69">
          <text:p/>
        </draw:polygon>
        <draw:line draw:style-name="gr7" draw:text-style-name="P7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0" draw:layer="layout" svg:width="0.667cm" svg:height="0.502cm" svg:x="9.82cm" svg:y="7.491cm">
          <draw:text-box>
            <text:p text:style-name="P9"><text:span text:style-name="T2">500 ms</text:span></text:p>
          </draw:text-box>
        </draw:frame>
        <draw:line draw:style-name="gr6" draw:text-style-name="P7" draw:layer="layout" svg:x1="3.771cm" svg:y1="7.081cm" svg:x2="10.261cm" svg:y2="7.081cm">
          <text:p/>
        </draw:line>
        <draw:polygon draw:style-name="gr4" draw:text-style-name="P8" draw:layer="layout" svg:width="0.023cm" svg:height="0cm" svg:x="3.747cm" svg:y="7.081cm" svg:viewBox="0 0 24 0" draw:points="24,0 0,0">
          <text:p/>
        </draw:polygon>
        <draw:line draw:style-name="gr7" draw:text-style-name="P7" draw:layer="layout" svg:x1="3.771cm" svg:y1="7.081cm" svg:x2="3.747cm" svg:y2="7.081cm">
          <text:p/>
        </draw:line>
        <draw:line draw:style-name="gr6" draw:text-style-name="P7" draw:layer="layout" svg:x1="3.771cm" svg:y1="6.856cm" svg:x2="10.261cm" svg:y2="6.856cm">
          <text:p/>
        </draw:line>
        <draw:polygon draw:style-name="gr4" draw:text-style-name="P8" draw:layer="layout" svg:width="0.023cm" svg:height="0cm" svg:x="3.747cm" svg:y="6.856cm" svg:viewBox="0 0 24 0" draw:points="24,0 0,0">
          <text:p/>
        </draw:polygon>
        <draw:line draw:style-name="gr7" draw:text-style-name="P7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6" draw:text-style-name="P7" draw:layer="layout" svg:x1="3.771cm" svg:y1="6.632cm" svg:x2="10.261cm" svg:y2="6.632cm">
          <text:p/>
        </draw:line>
        <draw:polygon draw:style-name="gr4" draw:text-style-name="P8" draw:layer="layout" svg:width="0.023cm" svg:height="0cm" svg:x="3.747cm" svg:y="6.632cm" svg:viewBox="0 0 24 0" draw:points="24,0 0,0">
          <text:p/>
        </draw:polygon>
        <draw:line draw:style-name="gr7" draw:text-style-name="P7" draw:layer="layout" svg:x1="3.771cm" svg:y1="6.632cm" svg:x2="3.747cm" svg:y2="6.632cm">
          <text:p/>
        </draw:line>
        <draw:frame draw:style-name="gr11" draw:text-style-name="P11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6" draw:text-style-name="P7" draw:layer="layout" svg:x1="3.771cm" svg:y1="6.406cm" svg:x2="10.261cm" svg:y2="6.406cm">
          <text:p/>
        </draw:line>
        <draw:polygon draw:style-name="gr4" draw:text-style-name="P8" draw:layer="layout" svg:width="0.023cm" svg:height="0cm" svg:x="3.747cm" svg:y="6.406cm" svg:viewBox="0 0 24 0" draw:points="24,0 0,0">
          <text:p/>
        </draw:polygon>
        <draw:line draw:style-name="gr7" draw:text-style-name="P7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6" draw:text-style-name="P7" draw:layer="layout" svg:x1="3.771cm" svg:y1="6.181cm" svg:x2="10.261cm" svg:y2="6.181cm">
          <text:p/>
        </draw:line>
        <draw:polygon draw:style-name="gr4" draw:text-style-name="P8" draw:layer="layout" svg:width="0.023cm" svg:height="0cm" svg:x="3.747cm" svg:y="6.181cm" svg:viewBox="0 0 24 0" draw:points="24,0 0,0">
          <text:p/>
        </draw:polygon>
        <draw:line draw:style-name="gr7" draw:text-style-name="P7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6" draw:text-style-name="P7" draw:layer="layout" svg:x1="3.771cm" svg:y1="5.957cm" svg:x2="10.261cm" svg:y2="5.957cm">
          <text:p/>
        </draw:line>
        <draw:polygon draw:style-name="gr4" draw:text-style-name="P8" draw:layer="layout" svg:width="0.023cm" svg:height="0cm" svg:x="3.747cm" svg:y="5.957cm" svg:viewBox="0 0 24 0" draw:points="24,0 0,0">
          <text:p/>
        </draw:polygon>
        <draw:line draw:style-name="gr7" draw:text-style-name="P7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6" draw:text-style-name="P7" draw:layer="layout" svg:x1="3.771cm" svg:y1="5.732cm" svg:x2="10.261cm" svg:y2="5.732cm">
          <text:p/>
        </draw:line>
        <draw:polygon draw:style-name="gr4" draw:text-style-name="P8" draw:layer="layout" svg:width="0.023cm" svg:height="0cm" svg:x="3.747cm" svg:y="5.732cm" svg:viewBox="0 0 24 0" draw:points="24,0 0,0">
          <text:p/>
        </draw:polygon>
        <draw:line draw:style-name="gr7" draw:text-style-name="P7" draw:layer="layout" svg:x1="3.771cm" svg:y1="5.732cm" svg:x2="3.747cm" svg:y2="5.732cm">
          <text:p/>
        </draw:line>
        <draw:frame draw:style-name="gr15" draw:text-style-name="P11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6" draw:text-style-name="P7" draw:layer="layout" svg:x1="3.771cm" svg:y1="5.507cm" svg:x2="10.261cm" svg:y2="5.507cm">
          <text:p/>
        </draw:line>
        <draw:polygon draw:style-name="gr4" draw:text-style-name="P8" draw:layer="layout" svg:width="0.023cm" svg:height="0cm" svg:x="3.747cm" svg:y="5.507cm" svg:viewBox="0 0 24 0" draw:points="24,0 0,0">
          <text:p/>
        </draw:polygon>
        <draw:line draw:style-name="gr7" draw:text-style-name="P7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6" draw:text-style-name="P7" draw:layer="layout" svg:x1="3.771cm" svg:y1="5.282cm" svg:x2="10.261cm" svg:y2="5.282cm">
          <text:p/>
        </draw:line>
        <draw:polygon draw:style-name="gr4" draw:text-style-name="P8" draw:layer="layout" svg:width="0.023cm" svg:height="0cm" svg:x="3.747cm" svg:y="5.282cm" svg:viewBox="0 0 24 0" draw:points="24,0 0,0">
          <text:p/>
        </draw:polygon>
        <draw:line draw:style-name="gr7" draw:text-style-name="P7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6" draw:text-style-name="P7" draw:layer="layout" svg:x1="3.771cm" svg:y1="5.058cm" svg:x2="10.261cm" svg:y2="5.058cm">
          <text:p/>
        </draw:line>
        <draw:polygon draw:style-name="gr4" draw:text-style-name="P8" draw:layer="layout" svg:width="0.023cm" svg:height="0cm" svg:x="3.747cm" svg:y="5.058cm" svg:viewBox="0 0 24 0" draw:points="24,0 0,0">
          <text:p/>
        </draw:polygon>
        <draw:line draw:style-name="gr7" draw:text-style-name="P7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6" draw:text-style-name="P7" draw:layer="layout" svg:x1="3.771cm" svg:y1="4.833cm" svg:x2="10.261cm" svg:y2="4.833cm">
          <text:p/>
        </draw:line>
        <draw:polygon draw:style-name="gr4" draw:text-style-name="P8" draw:layer="layout" svg:width="0.023cm" svg:height="0cm" svg:x="3.747cm" svg:y="4.833cm" svg:viewBox="0 0 24 0" draw:points="24,0 0,0">
          <text:p/>
        </draw:polygon>
        <draw:line draw:style-name="gr7" draw:text-style-name="P7" draw:layer="layout" svg:x1="3.771cm" svg:y1="4.833cm" svg:x2="3.747cm" svg:y2="4.833cm">
          <text:p/>
        </draw:line>
        <draw:frame draw:style-name="gr15" draw:text-style-name="P12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6" draw:text-style-name="P7" draw:layer="layout" svg:x1="3.771cm" svg:y1="4.608cm" svg:x2="10.261cm" svg:y2="4.608cm">
          <text:p/>
        </draw:line>
        <draw:polygon draw:style-name="gr4" draw:text-style-name="P8" draw:layer="layout" svg:width="0.023cm" svg:height="0cm" svg:x="3.747cm" svg:y="4.608cm" svg:viewBox="0 0 24 0" draw:points="24,0 0,0">
          <text:p/>
        </draw:polygon>
        <draw:line draw:style-name="gr7" draw:text-style-name="P7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6" draw:text-style-name="P7" draw:layer="layout" svg:x1="3.771cm" svg:y1="4.383cm" svg:x2="10.261cm" svg:y2="4.383cm">
          <text:p/>
        </draw:line>
        <draw:polygon draw:style-name="gr4" draw:text-style-name="P8" draw:layer="layout" svg:width="0.023cm" svg:height="0cm" svg:x="3.747cm" svg:y="4.383cm" svg:viewBox="0 0 24 0" draw:points="24,0 0,0">
          <text:p/>
        </draw:polygon>
        <draw:line draw:style-name="gr7" draw:text-style-name="P7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6" draw:text-style-name="P7" draw:layer="layout" svg:x1="3.771cm" svg:y1="4.158cm" svg:x2="10.261cm" svg:y2="4.158cm">
          <text:p/>
        </draw:line>
        <draw:polygon draw:style-name="gr4" draw:text-style-name="P8" draw:layer="layout" svg:width="0.023cm" svg:height="0cm" svg:x="3.747cm" svg:y="4.158cm" svg:viewBox="0 0 24 0" draw:points="24,0 0,0">
          <text:p/>
        </draw:polygon>
        <draw:line draw:style-name="gr7" draw:text-style-name="P7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6" draw:text-style-name="P7" draw:layer="layout" svg:x1="3.771cm" svg:y1="3.934cm" svg:x2="10.261cm" svg:y2="3.934cm">
          <text:p/>
        </draw:line>
        <draw:polygon draw:style-name="gr4" draw:text-style-name="P8" draw:layer="layout" svg:width="0.023cm" svg:height="0cm" svg:x="3.747cm" svg:y="3.934cm" svg:viewBox="0 0 24 0" draw:points="24,0 0,0">
          <text:p/>
        </draw:polygon>
        <draw:line draw:style-name="gr7" draw:text-style-name="P7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6" draw:text-style-name="P7" draw:layer="layout" svg:x1="3.771cm" svg:y1="3.709cm" svg:x2="10.261cm" svg:y2="3.709cm">
          <text:p/>
        </draw:line>
        <draw:polygon draw:style-name="gr4" draw:text-style-name="P8" draw:layer="layout" svg:width="0.023cm" svg:height="0cm" svg:x="3.747cm" svg:y="3.709cm" svg:viewBox="0 0 24 0" draw:points="24,0 0,0">
          <text:p/>
        </draw:polygon>
        <draw:line draw:style-name="gr7" draw:text-style-name="P7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6" draw:text-style-name="P7" draw:layer="layout" svg:x1="3.771cm" svg:y1="3.484cm" svg:x2="10.261cm" svg:y2="3.484cm">
          <text:p/>
        </draw:line>
        <draw:polygon draw:style-name="gr4" draw:text-style-name="P8" draw:layer="layout" svg:width="0.023cm" svg:height="0cm" svg:x="3.747cm" svg:y="3.484cm" svg:viewBox="0 0 24 0" draw:points="24,0 0,0">
          <text:p/>
        </draw:polygon>
        <draw:line draw:style-name="gr7" draw:text-style-name="P7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4" draw:text-style-name="P8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7" draw:layer="layout" svg:x1="3.771cm" svg:y1="7.371cm" svg:x2="3.771cm" svg:y2="2.969cm">
          <text:p/>
        </draw:line>
        <draw:line draw:style-name="gr19" draw:text-style-name="P7" draw:layer="layout" svg:x1="10.262cm" svg:y1="7.371cm" svg:x2="10.262cm" svg:y2="2.969cm">
          <text:p/>
        </draw:line>
        <draw:line draw:style-name="gr19" draw:text-style-name="P7" draw:layer="layout" svg:x1="3.771cm" svg:y1="7.371cm" svg:x2="10.261cm" svg:y2="7.371cm">
          <text:p/>
        </draw:line>
        <draw:line draw:style-name="gr19" draw:text-style-name="P7" draw:layer="layout" svg:x1="3.771cm" svg:y1="2.969cm" svg:x2="10.261cm" svg:y2="2.969cm">
          <text:p/>
        </draw:line>
        <draw:line draw:style-name="gr20" draw:text-style-name="P13" draw:layer="layout" svg:x1="8.57cm" svg:y1="2.956cm" svg:x2="8.57cm" svg:y2="7.415cm">
          <text:p/>
        </draw:line>
        <draw:polygon draw:style-name="gr4" draw:text-style-name="P8" draw:layer="layout" svg:width="0cm" svg:height="0.093cm" svg:x="3.77cm" svg:y="7.357cm" svg:viewBox="0 0 0 94" draw:points="0,0 0,94">
          <text:p/>
        </draw:polygon>
        <draw:line draw:style-name="gr7" draw:text-style-name="P7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4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5" draw:layer="layout" svg:width="1.982cm" svg:height="0.239cm" svg:x="6.587cm" svg:y="6.69cm">
          <draw:text-box>
            <text:p><text:span text:style-name="T6">Latency = 387.010 ms</text:span></text:p>
          </draw:text-box>
        </draw:frame>
        <draw:frame draw:style-name="gr24" draw:text-style-name="P16" draw:layer="layout" svg:width="1.252cm" svg:height="0.25cm" svg:x="6.47cm" svg:y="7.778cm">
          <draw:text-box>
            <text:p><text:span text:style-name="T7">Time (ms)</text:span></text:p>
          </draw:text-box>
        </draw:frame>
        <draw:frame draw:style-name="gr25" draw:text-style-name="P17" draw:layer="layout" svg:width="4.572cm" svg:height="0.627cm" svg:x="4.841cm" svg:y="2.559cm">
          <draw:text-box>
            <text:p><text:span text:style-name="T8">CPU (ARM Cortex-A9 @ 666 MHz)</text:span></text:p>
          </draw:text-box>
        </draw:frame>
        <draw:g>
          <draw:g>
            <draw:custom-shape draw:style-name="gr26" draw:text-style-name="P18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8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8" draw:text-style-name="P19" draw:layer="layout" svg:width="10.668cm" svg:height="1.513cm" svg:x="0.818cm" svg:y="0.735cm">
              <draw:text-box>
                <text:p><text:span text:style-name="T9">Tensor Op <text:s text:c="2"/>CPU (ms) <text:s/>TP FP32 (ms) <text:s/>Gain <text:s text:c="2"/></text:span><text:span text:style-name="T10">TP HF6 (ms) <text:s text:c="2"/>Gain</text:span></text:p>
                <text:p><text:span text:style-name="T11"><text:s text:c="2"/></text:span><text:span text:style-name="T11">Conv</text:span><text:span text:style-name="T12">A</text:span><text:span text:style-name="T11"> <text:s text:c="4"/></text:span><text:span text:style-name="T13"><text:s/>112.24 <text:s/></text:span><text:span text:style-name="T14"><text:s text:c="4"/>12.49 <text:s text:c="6"/>8.9 <text:s text:c="5"/></text:span><text:span text:style-name="T15">6.92</text:span><text:span text:style-name="T14"> <text:s text:c="6"/></text:span><text:span text:style-name="T15">16.2</text:span></text:p>
                <text:p><text:span text:style-name="T9"><text:s text:c="2"/></text:span><text:span text:style-name="T9">Conv</text:span><text:span text:style-name="T12">B</text:span><text:span text:style-name="T11"> <text:s text:c="4"/></text:span><text:span text:style-name="T16"><text:s/></text:span><text:span text:style-name="T14">213.13 <text:s text:c="5"/>16.39 <text:s text:c="5"/>13.0 <text:s text:c="5"/></text:span><text:span text:style-name="T15">4.41</text:span><text:span text:style-name="T14"> <text:s text:c="6"/></text:span><text:span text:style-name="T15">48.3</text:span></text:p>
                <text:p><text:span text:style-name="T9"><text:s text:c="2"/></text:span><text:span text:style-name="T9">Conv</text:span><text:span text:style-name="T12">C <text:s text:c="11"/></text:span><text:span text:style-name="T14">46.59 <text:s text:c="6"/>3.59 <text:s text:c="5"/>12.9 <text:s text:c="5"/></text:span><text:span text:style-name="T15">0.99</text:span><text:span text:style-name="T14"> <text:s text:c="6"/></text:span><text:span text:style-name="T15">47.0</text:span></text:p>
              </draw:text-box>
            </draw:frame>
            <draw:custom-shape draw:style-name="gr29" draw:text-style-name="P20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30" draw:text-style-name="P20" draw:layer="layout" svg:x1="2.605cm" svg:y1="0.635cm" svg:x2="2.605cm" svg:y2="2.286cm">
              <text:p/>
            </draw:line>
            <draw:line draw:style-name="gr30" draw:text-style-name="P20" draw:layer="layout" svg:x1="4.385cm" svg:y1="0.636cm" svg:x2="4.385cm" svg:y2="2.287cm">
              <text:p/>
            </draw:line>
            <draw:line draw:style-name="gr30" draw:text-style-name="P20" draw:layer="layout" svg:x1="7.885cm" svg:y1="0.638cm" svg:x2="7.885cm" svg:y2="2.289cm">
              <text:p/>
            </draw:line>
            <draw:line draw:style-name="gr30" draw:text-style-name="P20" draw:layer="layout" svg:x1="0.706cm" svg:y1="1.443cm" svg:x2="11.247cm" svg:y2="1.443cm">
              <text:p/>
            </draw:line>
            <draw:line draw:style-name="gr30" draw:text-style-name="P20" draw:layer="layout" svg:x1="0.707cm" svg:y1="1.079cm" svg:x2="11.248cm" svg:y2="1.079cm">
              <text:p/>
            </draw:line>
            <draw:line draw:style-name="gr30" draw:text-style-name="P20" draw:layer="layout" svg:x1="0.708cm" svg:y1="1.843cm" svg:x2="11.249cm" svg:y2="1.843cm">
              <text:p/>
            </draw:line>
            <draw:line draw:style-name="gr31" draw:text-style-name="P20" draw:layer="layout" svg:x1="6.729cm" svg:y1="0.637cm" svg:x2="6.729cm" svg:y2="2.288cm">
              <text:p/>
            </draw:line>
            <draw:line draw:style-name="gr31" draw:text-style-name="P20" draw:layer="layout" svg:x1="10.187cm" svg:y1="0.638cm" svg:x2="10.187cm" svg:y2="2.28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5:39:21.627245977</dc:date>
    <meta:editing-duration>PT6H22M2S</meta:editing-duration>
    <meta:editing-cycles>109</meta:editing-cycles>
    <meta:document-statistic meta:object-count="135"/>
  </office:meta>
</office:document-meta>
</file>